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alibri" svg:font-family="Calibri"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master-page-name="Standard">
      <style:paragraph-properties style:page-number="aut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code with coroutines</text:p>
      <text:p text:style-name="Standard">Play drum roll for the stageTimer</text:p>
      <text:p text:style-name="Standard">When team select arrow grows accumulating volts as hits end goes green timer for 3 seconds</text:p>
      <text:p text:style-name="Standard">When shrink team select not catch the jumps theyre scaled down</text:p>
      <text:p text:style-name="Standard">when refactor if use Transform.find rather than Gameobject.Find can find objects that have not yet been enabled!</text:p>
      <text:p text:style-name="Standard">Sound array sing the intro minute like the imigrant song and array of “come on, light it” cockney bad friend desperate addiction destruction voice … and others to go with babble of pub, running to docks etc for atmosphere; get friends to do some and layers</text:p>
      <text:p text:style-name="Standard">To match add a metal near circle the arc of its strike add particle effects so looks like its sparking then sets alight on finishing its sweep - polish</text:p>
      <text:p text:style-name="Standard"><text:a xlink:type="simple" xlink:href="https://www.makeuseof.com/tag/make-custom-game-controller-arduino-unity/" text:style-name="Internet_20_link" text:visited-style-name="Visited_20_Internet_20_Link">https://www.makeuseof.com/tag/make-custom-game-controller-arduino-unity/</text:a> -useful bit of remapping code</text:p>
      <text:p text:style-name="Standard"/>
      <text:p text:style-name="Standard">If cannonball trigger but the collider doesn’t can i still call on trigger in the collider without the trigger as well as the one without</text:p>
      <text:p text:style-name="Standard">https://stackoverflow.com/questions/9688237/how-to-prevent-colliders-from-passing-through-each-other</text:p>
      <text:p text:style-name="Standard"/>
      <text:p text:style-name="Standard">Look into view port rectangle forsplit screen</text:p>
      <text:p text:style-name="Standard">Take triggers off colliders to make the boat collide freez x z rotation and y position but seems not to turn or very little, maybe because so little difference in angle force being applied need to check though think it is 30 degree</text:p>
      <text:p text:style-name="Standard">Colliders strangley push up triggers too on the camera triggers</text:p>
      <text:p text:style-name="Standard">Need change code so doesn’t accelerate out of hand</text:p>
      <text:p text:style-name="Standard">But then issues of spinning and sinking and then not like turning once freezing directions</text:p>
      <text:p text:style-name="Standard">Also the speed now accelerates probably because when not a trigger it suddenly has weight</text:p>
      <text:p text:style-name="Standard">And so now it builds momentum</text:p>
      <text:p text:style-name="Standard">Needs more speed to move too</text:p>
      <text:p text:style-name="Standard"/>
      <text:p text:style-name="Standard"><text:soft-page-break/>Could be useful for floating health boxes dropped when sink ai or would if dropped from sky it break the tone?</text:p>
      <text:p text:style-name="Standard"><text:a xlink:type="simple" xlink:href="https://www.youtube.com/watch?v=wwMn8S47LlY" text:style-name="Internet_20_link" text:visited-style-name="Visited_20_Internet_20_Link">https://www.youtube.com/watch?v=wwMn8S47LlY</text:a></text:p>
      <text:p text:style-name="Standard">might be nice if health boxes give you the health you are + a percentage back so the more damaged you are by taking a fight more health you gain – insentive and comeback mechanic or reason to get health at the last moment!</text:p>
      <text:p text:style-name="Standard"/>
      <text:p text:style-name="Standard">So if i used my colliders as also the triggers they could bump off stuff, and then the cannon balls could be the trigger this way could take damage and manage collision</text:p>
      <text:p text:style-name="Standard"/>
      <text:p text:style-name="Standard">Architecture ship needs revising when do i want script for control and where collision etc</text:p>
      <text:p text:style-name="Standard"/>
      <text:p text:style-name="Standard">Would be nice if the wake image’s alpha was related to speed</text:p>
      <text:p text:style-name="Standard">Make separate hud canvas have it on a timer so turns off after your used to the game. Reappearing and showing rival too when battle cam is activated</text:p>
      <text:p text:style-name="Standard">Going to need to reverse the damage animation when receive health drop</text:p>
      <text:p text:style-name="Standard">Canons stop firing when enemy dies so maybe check if health drops below zero cancel invoke and because ship now called destroyed shouldn’t start again – or just cancel invoke now and again like every second just to check. – sloppy solve.</text:p>
      <text:p text:style-name="Standard">Ai random choose circle direction so will stop facing each other when both try and circle</text:p>
      <text:p text:style-name="Standard">Taken a trigger collider off the player ship need to check collision a cannonball location detection</text:p>
      <text:p text:style-name="Standard">An ai got into a hill on the terrain, shouldn’t be possible because shouldn’t be on the nav mesh and it was sailing but couldn’t get out because of its colliders. Maybe need to rebake ensure terrain and navmesh baked together some how or look up exclusion zones though would be better automatic.I have childed the objects thought that would help</text:p>
      <text:p text:style-name="Standard">Code so sinks after animation finished</text:p>
      <text:p text:style-name="Standard"/>
      <text:p text:style-name="Standard">Make sprite sheet flip book of the bomb and keg using gimp run in animator</text:p>
      <text:p text:style-name="Standard">Enabling object in canvas cause crash apparently canvas groups can solve this so need to research it</text:p>
      <text:p text:style-name="Standard"/>
      <text:p text:style-name="P1">Jobs to do with feel</text:p>
      <text:p text:style-name="Standard"><text:soft-page-break/>Drinking music</text:p>
      <text:p text:style-name="Standard">Sound effects</text:p>
      <text:p text:style-name="Standard">Sea sound effect</text:p>
      <text:p text:style-name="Standard">Seagulls</text:p>
      <text:p text:style-name="Standard">damage</text:p>
      <text:p text:style-name="Standard"/>
      <text:p text:style-name="P1">Jobs to do with looks</text:p>
      <text:p text:style-name="P1"/>
      <text:p text:style-name="Standard">Watch a video to get meditaranian beach feel</text:p>
      <text:p text:style-name="Standard">Decorate</text:p>
      <text:p text:style-name="Standard">Warm lighting looks really cold at moment</text:p>
      <text:p text:style-name="Standard">Make it sparkly</text:p>
      <text:p text:style-name="Standard">Lower environment lighting</text:p>
      <text:p text:style-name="Standard">More directional</text:p>
      <text:p text:style-name="Standard">Warmer!</text:p>
      <text:p text:style-name="Standard">Sea brighter</text:p>
      <text:p text:style-name="Standard">Shadows harder crisper so more noticeable</text:p>
      <text:p text:style-name="Standard">Spray ff boats not go yellow</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alibri" svg:font-family="Calibri"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GB"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meta:initial-creator>
    <dc:creator>Phil Tate</dc:creator>
    <meta:editing-cycles>29</meta:editing-cycles>
    <meta:creation-date>2018-10-19T14:39:00</meta:creation-date>
    <dc:date>2018-11-02T16:26:02.48</dc:date>
    <meta:editing-duration>PT21M48S</meta:editing-duration>
    <meta:generator>OpenOffice/4.1.5$Win32 OpenOffice.org_project/415m1$Build-9789</meta:generator>
    <meta:document-statistic meta:table-count="0" meta:image-count="0" meta:object-count="0" meta:page-count="3" meta:paragraph-count="50" meta:word-count="667" meta:character-count="392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